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4F403941A4C721F95EC.png" manifest:media-type="image/png"/>
  <manifest:file-entry manifest:full-path="Pictures/10000000000003450000013F52AB2DF90BADE1C4.png" manifest:media-type="image/png"/>
  <manifest:file-entry manifest:full-path="Pictures/10000000000002EC00000159D0881FE978947555.png" manifest:media-type="image/png"/>
  <manifest:file-entry manifest:full-path="Pictures/100000010000053200000940F989DD5DCDADADD5.png" manifest:media-type="image/png"/>
  <manifest:file-entry manifest:full-path="Pictures/1000000100000634000003ECB419751AD498989D.png" manifest:media-type="image/png"/>
  <manifest:file-entry manifest:full-path="Pictures/100000000000037C0000017E5BE7FB9C4BC5BC6E.png" manifest:media-type="image/png"/>
  <manifest:file-entry manifest:full-path="Pictures/100000010000063400000628C47037F9D5780243.png" manifest:media-type="image/png"/>
  <manifest:file-entry manifest:full-path="Pictures/1000000000000409000001C90E42B0BE8E2430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mfortaa" fo:font-size="20pt" fo:font-weight="bold" officeooo:rsid="0000d524" officeooo:paragraph-rsid="0000d524" style:font-size-asian="20pt" style:font-weight-asian="bold" style:font-size-complex="20pt" style:font-weight-complex="bold"/>
    </style:style>
    <style:style style:name="P2" style:family="paragraph" style:parent-style-name="Standard">
      <style:paragraph-properties fo:break-before="page"/>
      <style:text-properties style:font-name="Comfortaa" fo:font-size="20pt" fo:font-weight="bold" officeooo:rsid="0000d524" officeooo:paragraph-rsid="0000d524" style:font-size-asian="20pt" style:font-weight-asian="bold" style:font-size-complex="20pt" style:font-weight-complex="bold"/>
    </style:style>
    <style:style style:name="P3" style:family="paragraph" style:parent-style-name="Standard">
      <style:paragraph-properties fo:break-before="page"/>
      <style:text-properties style:font-name="Comfortaa" fo:font-size="20pt" fo:font-weight="bold" officeooo:rsid="0002671b" officeooo:paragraph-rsid="0002671b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mfortaa" fo:font-size="20pt" fo:font-weight="bold" officeooo:rsid="0002671b" officeooo:paragraph-rsid="0002671b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style:font-name="Comfortaa" fo:font-size="20pt" fo:font-weight="bold" officeooo:rsid="0003ccb3" officeooo:paragraph-rsid="0003ccb3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Comfortaa" fo:font-size="20pt" fo:font-weight="bold" officeooo:rsid="0003ccb3" officeooo:paragraph-rsid="0003ccb3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draw:frame draw:style-name="fr3" draw:name="image3.png" text:anchor-type="as-char" svg:y="-3.962cm" svg:width="16.432cm" svg:height="7.269cm" draw:z-index="0"><draw:image xlink:href="Pictures/1000000000000409000001C90E42B0BE8E243026.png" xlink:type="simple" xlink:show="embed" xlink:actuate="onLoad" draw:mime-type="image/png"/></draw:frame></text:p>
      <text:p text:style-name="P1"><draw:frame draw:style-name="fr1" draw:name="Imagen1" text:anchor-type="char" svg:x="0.242cm" svg:y="0.49cm" svg:width="17cm" svg:height="16.872cm" draw:z-index="2"><draw:image xlink:href="Pictures/100000010000063400000628C47037F9D57802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Ejercicio 2</text:p>
      <text:p text:style-name="P1"><draw:frame draw:style-name="fr3" draw:name="image1.png" text:anchor-type="as-char" svg:y="-5.357cm" svg:width="15.081cm" svg:height="6.458cm" draw:z-index="1"><draw:image xlink:href="Pictures/100000000000037C0000017E5BE7FB9C4BC5BC6E.png" xlink:type="simple" xlink:show="embed" xlink:actuate="onLoad" draw:mime-type="image/png"/></draw:frame></text:p>
      <text:p text:style-name="P1"/>
      <text:p text:style-name="P1"><draw:frame draw:style-name="fr1" draw:name="Imagen2" text:anchor-type="char" svg:x="-0.854cm" svg:y="0.434cm" svg:width="18.907cm" svg:height="11.954cm" draw:z-index="4"><draw:image xlink:href="Pictures/1000000100000634000003ECB419751AD498989D.png" xlink:type="simple" xlink:show="embed" xlink:actuate="onLoad" draw:mime-type="image/png"/></draw:frame></text:p>
      <text:p text:style-name="P1"/>
      <text:p text:style-name="P3"><draw:frame draw:style-name="fr1" draw:name="Imagen3" text:anchor-type="char" svg:x="2.759cm" svg:y="7.34cm" svg:width="10.259cm" svg:height="18.267cm" draw:z-index="5"><draw:image xlink:href="Pictures/100000010000053200000940F989DD5DCDADADD5.png" xlink:type="simple" xlink:show="embed" xlink:actuate="onLoad" draw:mime-type="image/png"/></draw:frame>Ejercicio 3<draw:frame draw:style-name="fr2" draw:name="image4.png" text:anchor-type="as-char" svg:width="16.374cm" svg:height="7.553cm" draw:z-index="3"><draw:image xlink:href="Pictures/10000000000002EC00000159D0881FE978947555.png" xlink:type="simple" xlink:show="embed" xlink:actuate="onLoad" draw:mime-type="image/png"/></draw:frame></text:p>
      <text:p text:style-name="P4"/>
      <text:p text:style-name="P4"/>
      <text:p text:style-name="P4"/>
      <text:p text:style-name="P5">Ejercicio 4</text:p>
      <text:p text:style-name="P6"><draw:frame draw:style-name="fr2" draw:name="image2.png" text:anchor-type="as-char" svg:width="15.252cm" svg:height="5.814cm" draw:z-index="6"><draw:image xlink:href="Pictures/10000000000003450000013F52AB2DF90BADE1C4.png" xlink:type="simple" xlink:show="embed" xlink:actuate="onLoad" draw:mime-type="image/png"/></draw:frame></text:p>
      <text:p text:style-name="P6"/>
      <text:p text:style-name="P6"><draw:frame draw:style-name="fr1" draw:name="Imagen4" text:anchor-type="char" svg:x="0.429cm" svg:y="1.314cm" svg:width="17cm" svg:height="13.473cm" draw:z-index="7"><draw:image xlink:href="Pictures/1000000100000640000004F403941A4C721F95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0:10:06.911570836</meta:creation-date>
    <dc:date>2022-10-19T20:58:22.416784544</dc:date>
    <meta:editing-duration>PT7M34S</meta:editing-duration>
    <meta:editing-cycles>1</meta:editing-cycles>
    <meta:document-statistic meta:table-count="0" meta:image-count="8" meta:object-count="0" meta:page-count="4" meta:paragraph-count="6" meta:word-count="8" meta:character-count="44" meta:non-whitespace-character-count="40"/>
    <meta:generator>LibreOffice/7.3.6.2$Linux_X86_64 LibreOffice_project/30$Build-2</meta:generator>
  </office:meta>
</office:document-meta>
</file>